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  <style:text-properties style:font-name-asian="Calibri" style:font-name-complex="Calibri" fo:font-size="28pt" style:font-size-asian="28pt"/>
    </style:style>
    <style:style style:name="P2" style:parent-style-name="Normal" style:family="paragraph">
      <style:paragraph-properties fo:text-align="center" fo:margin-bottom="0.1388in" fo:line-height="115%"/>
      <style:text-properties style:font-name-asian="Calibri" style:font-name-complex="Calibri" fo:font-size="28pt" style:font-size-asian="28pt"/>
    </style:style>
    <style:style style:name="P3" style:parent-style-name="Normal" style:family="paragraph">
      <style:paragraph-properties fo:text-align="center"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28pt" style:font-size-asian="28pt"/>
    </style:style>
    <style:style style:name="P5" style:parent-style-name="Normal" style:family="paragraph">
      <style:paragraph-properties fo:text-align="center" fo:margin-bottom="0.1388in" fo:line-height="115%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18pt" style:font-size-asian="18pt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size="16pt" style:font-size-asian="16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16pt" style:font-size-asian="16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size="16pt" style:font-size-asian="16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bottom="0.1388in"/>
    </style:style>
    <style:style style:name="P29" style:parent-style-name="Normal" style:family="paragraph">
      <style:paragraph-properties fo:margin-bottom="0.1388in" fo:line-height="115%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 fo:line-height="115%"/>
    </style:style>
    <style:style style:name="P32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/>
      <text:p text:style-name="P6"><text:span text:style-name="T7">Experiment(16):-</text:span></text:p>
      <text:p text:style-name="P8"><text:span text:style-name="T9">Aim:-</text:span></text:p>
      <text:p text:style-name="P10"><text:span text:style-name="T11">Iot applications on smart garden.</text:span></text:p>
      <text:p text:style-name="P12"><text:span text:style-name="T13">Requirements:-</text:span></text:p>
      <text:p text:style-name="P14"><text:span text:style-name="T15">sprayer,water detector,server and laptop</text:span></text:p>
      <text:p text:style-name="P16"><text:span text:style-name="T17">Algorithm:-</text:span></text:p>
      <text:p text:style-name="P18"><text:span text:style-name="T19">step1:-take all requirements sprayer sprayer,water detector,server and laptop.</text:span></text:p>
      <text:p text:style-name="P20"><text:span text:style-name="T21">step2:-now go to wireless connector and its own login id and passport</text:span></text:p>
      <text:p text:style-name="P22"><text:span text:style-name="T23">step3:-connect the wireless connector to all requrements</text:span></text:p>
      <text:p text:style-name="P24"><text:span text:style-name="T25">step5:-assign the wireless connector to all</text:span></text:p>
      <text:p text:style-name="P26"><text:span text:style-name="T27">step6:-open the laptop and access the sprayer and see the density of water with water detector.</text:span></text:p>
      <text:p text:style-name="P28"><draw:frame draw:z-index="251658240" draw:id="id0" draw:style-name="a0" draw:name="Picture 1" text:anchor-type="as-char" svg:x="0in" svg:y="0in" svg:width="6in" svg:height="3.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9"/>
      <text:p text:style-name="P30"><draw:frame draw:z-index="251658240" draw:id="id1" draw:style-name="a1" draw:name="Picture 2" text:anchor-type="as-char" svg:x="0in" svg:y="0in" svg:width="6in" svg:height="3.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ivakar</meta:initial-creator>
    <dc:creator>Divakar</dc:creator>
    <meta:creation-date>2022-09-29T08:03:00Z</meta:creation-date>
    <dc:date>2022-09-29T08:03:00Z</dc:date>
    <meta:template xlink:href="Normal" xlink:type="simple"/>
    <meta:editing-cycles>2</meta:editing-cycles>
    <meta:editing-duration>PT120S</meta:editing-duration>
    <meta:document-statistic meta:page-count="2" meta:paragraph-count="1" meta:word-count="84" meta:character-count="566" meta:row-count="4" meta:non-whitespace-character-count="483"/>
  </office:meta>
</office:document-meta>
</file>